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71cc4" officeooo:paragraph-rsid="00171cc4" style:font-size-asian="15pt" style:font-size-complex="15pt"/>
    </style:style>
    <style:style style:name="P2" style:family="paragraph" style:parent-style-name="Standard" style:list-style-name="L3">
      <style:text-properties fo:font-size="15pt" officeooo:rsid="00171cc4" officeooo:paragraph-rsid="00171cc4" style:font-size-asian="15pt" style:font-size-complex="15pt"/>
    </style:style>
    <style:style style:name="P3" style:family="paragraph" style:parent-style-name="Standard" style:list-style-name="L2">
      <style:text-properties fo:font-size="15pt" officeooo:rsid="00171cc4" officeooo:paragraph-rsid="00171cc4" style:font-size-asian="15pt" style:font-size-complex="15pt"/>
    </style:style>
    <style:style style:name="P4" style:family="paragraph" style:parent-style-name="Standard">
      <style:text-properties fo:font-size="15pt" officeooo:rsid="00171cc4" officeooo:paragraph-rsid="0019171a" style:font-size-asian="15pt" style:font-size-complex="15pt"/>
    </style:style>
    <style:style style:name="P5" style:family="paragraph" style:parent-style-name="Standard">
      <style:text-properties fo:font-size="15pt" officeooo:rsid="0019171a" officeooo:paragraph-rsid="0019171a" style:font-size-asian="15pt" style:font-size-complex="15pt"/>
    </style:style>
    <style:style style:name="P6" style:family="paragraph" style:parent-style-name="Standard" style:list-style-name="L3">
      <style:text-properties fo:font-size="15pt" officeooo:rsid="0019171a" officeooo:paragraph-rsid="0019171a" style:font-size-asian="15pt" style:font-size-complex="15pt"/>
    </style:style>
    <style:style style:name="P7" style:family="paragraph" style:parent-style-name="Standard">
      <style:text-properties fo:font-size="15pt" officeooo:rsid="001926c1" officeooo:paragraph-rsid="001926c1" style:font-size-asian="15pt" style:font-size-complex="15pt"/>
    </style:style>
    <style:style style:name="P8" style:family="paragraph" style:parent-style-name="Standard" style:list-style-name="L4">
      <style:text-properties officeooo:paragraph-rsid="0019171a"/>
    </style:style>
    <style:style style:name="P9" style:family="paragraph" style:parent-style-name="Standard" style:list-style-name="L4">
      <style:text-properties officeooo:rsid="0019171a" officeooo:paragraph-rsid="0019171a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71cc4" style:font-size-asian="15pt" style:font-size-complex="15pt"/>
    </style:style>
    <style:style style:name="T3" style:family="text">
      <style:text-properties officeooo:rsid="0019171a"/>
    </style:style>
    <style:style style:name="T4" style:family="text">
      <style:text-properties officeooo:rsid="001926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:</text:p>
      <text:p text:style-name="P1">Name 1:</text:p>
      <text:p text:style-name="P1">Name 2:</text:p>
      <text:p text:style-name="P1"/>
      <text:p text:style-name="P1"/>
      <text:p text:style-name="P1">Assume we have two relations: R(a,b) with primary key a and S(a,c,d) with primary key (a,c) and foreign key constraint a references R.</text:p>
      <text:p text:style-name="P1"/>
      <text:p text:style-name="P1">We are given the following quer<text:span text:style-name="T3">ies:</text:span></text:p>
      <text:p text:style-name="P1"/>
      <text:p text:style-name="P1">SELECT <text:span text:style-name="T3">b, count(*)</text:span> FROM</text:p>
      <text:p text:style-name="P1">R</text:p>
      <text:p text:style-name="P1">WHERE b &gt;= 5</text:p>
      <text:p text:style-name="P5">GROUP BY b</text:p>
      <text:p text:style-name="P7">HAVING count(*) &gt; 10;</text:p>
      <text:p text:style-name="P7"/>
      <text:p text:style-name="P5">SELECT a FROM</text:p>
      <text:p text:style-name="P5">R NATURAL JOIN S</text:p>
      <text:p text:style-name="P5">WHERE <text:span text:style-name="T4">b</text:span>&gt;=5;</text:p>
      <text:p text:style-name="P1"/>
      <text:p text:style-name="P4">Assume:</text:p>
      <text:list xml:id="list5741380437146261771" text:style-name="L4">
        <text:list-item>
          <text:p text:style-name="P8"><text:span text:style-name="T2">the values of b range from 0 to 9, and are equally distributed,</text:span></text:p>
        </text:list-item>
        <text:list-item>
          <text:p text:style-name="P9"><text:span text:style-name="T1">most values of a are expected to appear in S</text:span></text:p>
        </text:list-item>
      </text:list>
      <text:p text:style-name="P1"/>
      <text:p text:style-name="P5">For each query:</text:p>
      <text:list xml:id="list8755424306100047379" text:style-name="L3">
        <text:list-item>
          <text:p text:style-name="P2">Construct <text:span text:style-name="T3">a</text:span> parsing tree from <text:span text:style-name="T3">each</text:span> query <text:span text:style-name="T3">(do the selection before the join)</text:span></text:p>
        </text:list-item>
        <text:list-item>
          <text:p text:style-name="P2"><text:span text:style-name="T3">For each</text:span> parsing tree, construct a non-index query evaluation plan.</text:p>
        </text:list-item>
        <text:list-item>
          <text:p text:style-name="P2">Approximately how much memory, in terms of the size of R and S do we need to be able to perform the query in on pass?</text:p>
        </text:list-item>
        <text:list-item>
          <text:p text:style-name="P6">Assume that the size of the tuple of R is the same as the size of a tuple in S</text:p>
        </text:list-item>
      </text:list>
      <text:p text:style-name="P1"/>
      <text:p text:style-name="P1">You should make the following assumptions:</text:p>
      <text:p text:style-name="P1"/>
      <text:list xml:id="list8623061802165801583" text:style-name="L2">
        <text:list-item>
          <text:p text:style-name="P3">All operations can be performed simultaneously (i.e. we need to allocate memory for each operation at the same time)</text:p>
        </text:list-item>
        <text:list-item>
          <text:p text:style-name="P3">Assume that B(S) &gt; B(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09:03:25.176332635</meta:creation-date>
    <dc:date>2015-07-15T10:42:26.563754944</dc:date>
    <meta:editing-duration>PT23M35S</meta:editing-duration>
    <meta:editing-cycles>3</meta:editing-cycles>
    <meta:generator>LibreOffice/4.3.7.2$Linux_X86_64 LibreOffice_project/430m0$Build-2</meta:generator>
    <meta:document-statistic meta:table-count="0" meta:image-count="0" meta:object-count="0" meta:page-count="1" meta:paragraph-count="24" meta:word-count="193" meta:character-count="954" meta:non-whitespace-character-count="793"/>
  </office:meta>
</office:document-meta>
</file>